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end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/>
      <style:text-properties fo:font-size="24pt" fo:font-weight="normal" style:font-size-asian="24pt" style:font-weight-asian="normal" style:font-size-complex="24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13" style:family="paragraph" style:parent-style-name="Standard">
      <style:paragraph-properties fo:text-align="start" style:justify-single-word="false"/>
    </style:style>
    <style:style style:name="P14" style:family="paragraph" style:parent-style-name="Standard">
      <style:paragraph-properties fo:text-align="start" style:justify-single-word="false"/>
      <style:text-properties fo:color="#000000" style:font-name="Nimbus Sans L" style:text-underline-style="none"/>
    </style:style>
    <style:style style:name="P15" style:family="paragraph" style:parent-style-name="Standard">
      <style:paragraph-properties fo:text-align="start" style:justify-single-word="false"/>
      <style:text-properties fo:color="#000000" style:font-name="Nimbus Sans L" fo:font-size="12pt" style:text-underline-style="none" fo:font-weight="normal" style:font-size-asian="12pt" style:font-weight-asian="normal" style:font-size-complex="12pt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Nimbus Sans L"/>
    </style:style>
    <style:style style:name="T5" style:family="text">
      <style:text-properties style:font-name="Nimbus Sans L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color="#000000" style:font-name="Nimbus Sans L" style:text-underline-style="none"/>
    </style:style>
    <style:style style:name="T7" style:family="text">
      <style:text-properties style:font-weight-asian="bold"/>
    </style:style>
    <style:style style:name="T8" style:family="text">
      <style:text-properties style:font-weight-complex="bold"/>
    </style:style>
    <style:style style:name="T9" style:family="text">
      <style:text-properties fo:font-weight="normal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niversidad Experimental Simon Bolivar</text:p>
      <text:p text:style-name="Standard">Ingenieria de Computacion</text:p>
      <text:p text:style-name="Standard">Laboratorio de Algoritmos y Estructuras I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/>
      <text:p text:style-name="P10"/>
      <text:p text:style-name="P10"/>
      <text:p text:style-name="P10"><text:s/></text:p>
      <text:p text:style-name="P10"/>
      <text:p text:style-name="P10"/>
      <text:p text:style-name="P10"/>
      <text:p text:style-name="P11">Criptograma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2">Profesor: </text:span>Vicente Yriarte</text:p>
      <text:p text:style-name="P4">Rodriguez, Etrnesto <text:span text:style-name="T2">08-10965</text:span></text:p>
      <text:p text:style-name="P4">Santacoloma, Vicente <text:span text:style-name="T2">08-11044</text:span></text:p>
      <text:p text:style-name="P2"><text:soft-page-break/><text:span text:style-name="T2">Introduccion</text:span></text:p>
      <text:p text:style-name="P5"/>
      <text:p text:style-name="P13"><text:span text:style-name="T3"><text:tab/> </text:span><text:span text:style-name="T5">Un criptograma, e</text:span><text:span text:style-name="T4">s un </text:span><text:a xlink:type="simple" xlink:href="http://es.wikipedia.org/wiki/Mensaje"><text:span text:style-name="T6">mensaje</text:span></text:a><text:span text:style-name="T4"> cifrado cuyo significado resulta ininteligible hasta que no es descifrado. Generalmente, el contenido del mensaje inteligible es modificado siguiendo un determinado patrón, de manera que sólo es posible comp</text:span><text:span text:style-name="T6">render el significado original tras conocer el patrón seguido en el cifrado.</text:span></text:p>
      <text:p text:style-name="P14"><text:s/></text:p>
      <text:p text:style-name="P15"><text:tab/>La finalidad de este proyecto, es la elaboracion, practica, concreta y elegante, de una solucion al problema de crear, mediante codigo de computacion y a traves del programa GaCeLa, un programa que per mita al usuario jugar y descifrar un mensaje cifrado o criptograma. </text:p>
      <text:p text:style-name="P15"/>
      <text:p text:style-name="P15"><text:tab/>La solucion propuesta por nosotros, cubre y satisface varias de las funciones necesarias para el problema planteado. Asi mismo, la solucion sugerida sera presentada en el contenido de este informe, nombrando y describiendo las funciones y procesos utilizados para la elaboracion del remedio general <text:s/>al ejercicio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ProcesoObtener Adivinanza del Jugador:</text:p>
      <text:p text:style-name="P3"/>
      <text:p text:style-name="P3">|[</text:p>
      <text:p text:style-name="P3"><text:s text:c="3"/>proc obtenerAdivinanza:(in N: int,in out mensajeA: array[] of String)</text:p>
      <text:p text:style-name="P3"><text:s text:c="3"/>{pre N&gt;=0 /\ length(mensajeA,0)=N}</text:p>
      <text:p text:style-name="P3"><text:s text:c="3"/>{post length(mensajeA,0)=N}</text:p>
      <text:p text:style-name="P3"><text:s text:c="4"/>|[</text:p>
      <text:p text:style-name="P3"><text:s text:c="7"/>var mensajeAd:= %[i:N:readString("Letra"+(i+1)+":")]%:array[] of String;</text:p>
      <text:p text:style-name="P3"><text:s text:c="7"/>var v:= true: boolean;</text:p>
      <text:p text:style-name="P3"><text:s text:c="7"/>var k:=0: int;</text:p>
      <text:p text:style-name="P3"><text:tab/><text:tab/></text:p>
      <text:p text:style-name="P3"><text:s text:c="7"/>{inv 0&lt;=k&lt;=N /\ (%forall i: 0&lt;=i&lt;k: mensajeAd[i]=mensajeA[i])}</text:p>
      <text:p text:style-name="P3"><text:s text:c="7"/>{bound N - k}</text:p>
      <text:p text:style-name="P3"><text:s text:c="7"/>do k!=N -&gt; </text:p>
      <text:p text:style-name="P3"><text:tab/><text:tab/><text:tab/>mensajeA[k]:= mensajeAd[k]; k:=k+1</text:p>
      <text:p text:style-name="P3"><text:s text:c="8"/>od<text:tab/><text:tab/></text:p>
      <text:p text:style-name="P3"><text:s text:c="4"/>]|</text:p>
      <text:p text:style-name="P3">const a=readInt("Introduzca tamano del mensaje:"): int;</text:p>
      <text:p text:style-name="P3">var mA := %[i:a:readString("Letra "+(i+1)+":")]% :array [] of String;</text:p>
      <text:p text:style-name="P3">write("Introduzca el mensaje: ");</text:p>
      <text:p text:style-name="P3"><text:s/>var mAd:=%[i:a:readString("Letra "+(i+1)+":")]%:array[] of String;</text:p>
      <text:p text:style-name="P3"><text:s/>var m:= mAd: array [] of String;</text:p>
      <text:p text:style-name="P3"><text:tab/></text:p>
      <text:p text:style-name="P3"><text:s text:c="4"/>obtenerAdivinanza(a,mA)</text:p>
      <text:p text:style-name="P3"><text:tab/></text:p>
      <text:p text:style-name="P3"><text:s text:c="3"/>{(%forall i: 0&lt;=i&lt;a: mAd[i]=mA[i])}</text:p>
      <text:p text:style-name="P3">]|</text:p>
      <text:p text:style-name="P3"/>
      <text:p text:style-name="P6"/>
      <text:p text:style-name="P6"><text:s text:c="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6"/>
      <text:p text:style-name="P6"/>
      <text:p text:style-name="P6"/>
      <text:p text:style-name="P6"><text:soft-page-break/>Proceso Descifrar el Mensaje:</text:p>
      <text:p text:style-name="P1">|[</text:p>
      <text:p text:style-name="P1"><text:s/>proc descifrar : (in N: int , in M: int, </text:p>
      <text:p text:style-name="P1"><text:s text:c="21"/>in filaP: int, </text:p>
      <text:p text:style-name="P1"><text:tab/><text:tab/><text:tab/><text:tab/><text:tab/> in matrizE: array [] [] of int, </text:p>
      <text:p text:style-name="P1"><text:tab/><text:tab/><text:tab/><text:tab/><text:tab/> in alfabeto: array [] of String, </text:p>
      <text:p text:style-name="P1"><text:tab/><text:tab/><text:tab/><text:tab/><text:tab/> out mensajeD:=%[i:N:"&amp;"]% : array [] of String, </text:p>
      <text:p text:style-name="P1"><text:tab/><text:tab/><text:tab/><text:tab/><text:tab/> in mensajeC: array [] of String)</text:p>
      <text:p text:style-name="P1"><text:s text:c="3"/>{ pre 0&lt;=N&lt;=80 /\ M&gt;=0 /\ 0&lt;=filaP&lt;M /\ matrizE= %[i,j:M,27:matrizE[i][j]]% </text:p>
      <text:p text:style-name="P1"><text:s text:c="9"/>/\ alfabeto=%[i:27:alfabeto[i]]% /\ mensajeC=%[i:N:mensajeC[i]]% }</text:p>
      <text:p text:style-name="P1"><text:s text:c="3"/>{ post (%forall i,j : 0&lt;=i&lt;N , 0&lt;=j&lt;27 , mensajeC[i]=alfabeto[j] : <text:s text:c="7"/>mensajeD[i]=alfabeto[matrizE[filaP][j]]) }</text:p>
      <text:p text:style-name="P1"><text:s text:c="3"/>|[ var k:=0 , s:=0 : int;</text:p>
      <text:p text:style-name="P1"><text:s text:c="6"/>{ inv 0&lt;=k&lt;=N /\ (%forall i,j: 0&lt;=i&lt;k , 0&lt;=j&lt;27 , mensajeC[i]=alfabeto[j] : <text:s text:c="3"/>mensajeD[i]=alfabeto[matrizE[filaP][j]]) }</text:p>
      <text:p text:style-name="P1"><text:s text:c="6"/>{ bound N-k }</text:p>
      <text:p text:style-name="P1"><text:s text:c="6"/>do k&lt;N -&gt;</text:p>
      <text:p text:style-name="P1"><text:s text:c="9"/>{ inv 0&lt;=s&lt;=27 /\ (%forall j : 0&lt;=j&lt;s : mensajeC[k] != alfabeto[j]) }</text:p>
      <text:p text:style-name="P1"><text:s text:c="9"/>{ bound 27-s }</text:p>
      <text:p text:style-name="P1"><text:s text:c="9"/>do s&lt;27 /\ alfabeto[s]!=mensajeC[k] -&gt; s:=s+1 </text:p>
      <text:p text:style-name="P1"><text:tab/><text:tab/> od;</text:p>
      <text:p text:style-name="P1"><text:s text:c="9"/>if s&lt;27 -&gt; mensajeD[k]:=alfabeto[matrizE[filaP][s]]</text:p>
      <text:p text:style-name="P1"><text:s text:c="10"/>| s=27 -&gt; mensajeD[k]:=" "</text:p>
      <text:p text:style-name="P1"><text:s text:c="9"/>fi;</text:p>
      <text:p text:style-name="P1"><text:s text:c="9"/>k,s:=k+1,0</text:p>
      <text:p text:style-name="P1"><text:s text:c="6"/>od</text:p>
      <text:p text:style-name="P1"><text:s text:c="3"/>]|</text:p>
      <text:p text:style-name="P7">/*Procedimiento invertirP (Parte del programa 5.4):*/</text:p>
      <text:p text:style-name="P1"><text:s text:c="3"/>proc invertirP : (in M: int; </text:p>
      <text:p text:style-name="P1"><text:s text:c="21"/>in filaP: int;</text:p>
      <text:p text:style-name="P1"><text:s text:c="21"/>in out matrizE: array [] [] of int)</text:p>
      <text:p text:style-name="P1"><text:s text:c="3"/>{ pre matrizE= %[i,j:M,27:matrizE[i][j]]% }</text:p>
      <text:p text:style-name="P1"><text:s text:c="3"/>{ post (%forall i,j : 0&lt;=i&lt;27 , 0&lt;=j&lt;27 , matrizE'[filaP][i]=j: matrizE[filaP][j]=i) }</text:p>
      <text:p text:style-name="P1"><text:s text:c="3"/>|[ var k:=0 , s:=0 : int;</text:p>
      <text:p text:style-name="P1"><text:s text:c="6"/>{ inv 0&lt;=k&lt;=27 /\ (%forall i,j : 0&lt;=i&lt;k , 0&lt;=j&lt;27 , matrizE'[filaP][i]=j: matrizE[filaP][j]=i) }</text:p>
      <text:p text:style-name="P1"><text:s text:c="6"/>{ bound 27-k }</text:p>
      <text:p text:style-name="P1"><text:s text:c="6"/>do k&lt;27 -&gt;</text:p>
      <text:p text:style-name="P1"><text:s text:c="9"/>{ inv 0&lt;=s&lt;=27 /\ (%forall j : 0&lt;=j&lt;s , matrizE'[filaP][k]=j: matrizE[filaP][j]=k) }</text:p>
      <text:p text:style-name="P1"><text:s text:c="9"/>{ bound 27-s }</text:p>
      <text:p text:style-name="P1"><text:s text:c="9"/>do s&lt;27 /\ matrizE'[filaP][k]!=s -&gt; s:=s+1 </text:p>
      <text:p text:style-name="P1"><text:tab/><text:tab/> od;</text:p>
      <text:p text:style-name="P1"><text:s text:c="9"/>matrizE[filaP][s]:=k;</text:p>
      <text:p text:style-name="P1"><text:s text:c="9"/>k,s:=k+1,0</text:p>
      <text:p text:style-name="P1"><text:s text:c="6"/>od</text:p>
      <text:p text:style-name="P1"><text:s text:c="3"/>]|</text:p>
      <text:p text:style-name="P1">]|</text:p>
      <text:p text:style-name="P6"/>
      <text:p text:style-name="P6"/>
      <text:p text:style-name="P6"/>
      <text:p text:style-name="P6"><text:soft-page-break/>Funcion determinar juego ganado y contabilizar juegos ganados:</text:p>
      <text:p text:style-name="P3"/>
      <text:p text:style-name="P3">|[ </text:p>
      <text:p text:style-name="P3"><text:s text:c="11"/>const N = readInt("Introduzca el numero de caracteres que tiene el mensaje"): int;</text:p>
      <text:p text:style-name="P3"><text:tab/>const mensajeD= %[i:N: readString("Introducir mensaje descifrado")]% : array[] of String;</text:p>
      <text:p text:style-name="P3"><text:tab/>const mensajeA= %[i:N: readString("Introducir mensaje adivinado")]% : array[] of String;</text:p>
      <text:p text:style-name="P3"><text:tab/>var gano:= true : boolean;</text:p>
      <text:p text:style-name="P3"><text:s text:c="8"/>var ganadores:= 0: int;</text:p>
      <text:p text:style-name="P3"><text:tab/>{0&lt;=N&lt;=80 /\ (%forall i: 0&lt;=i&lt;=N-1: length (mensajeD[i])=1 /\ length (mensajeD[i])=1)}</text:p>
      <text:p text:style-name="P3"><text:s text:c="16"/>if mensajeD= mensajeA then skip</text:p>
      <text:p text:style-name="P3"><text:tab/><text:tab/>else gano:= false</text:p>
      <text:p text:style-name="P3"><text:tab/><text:tab/>fi;</text:p>
      <text:p text:style-name="P3"><text:tab/> <text:s/>{gano == <text:s/>(mensajeD= mensajeA)}</text:p>
      <text:p text:style-name="P3"><text:tab/>if gano == true then ganadores:= ganadores + 1;</text:p>
      <text:p text:style-name="P3"><text:s text:c="29"/>write("Enhorabuena! Has ganado!")</text:p>
      <text:p text:style-name="P3"><text:s text:c="9"/>else write ("Lo siento! Has perdido!")</text:p>
      <text:p text:style-name="P3"><text:tab/>fi</text:p>
      <text:p text:style-name="P3"><text:s text:c="8"/>;write ("Has ganado "+ganadores+" veces")</text:p>
      <text:p text:style-name="P3"><text:s text:c="2"/>]|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oft-page-break/>FuncionLetra:</text:p>
      <text:p text:style-name="P3"/>
      <text:p text:style-name="P3">/* Funcion para convertir letras a numero*/</text:p>
      <text:p text:style-name="P3">fun convertirletranum:(n: int, alf: array[] of String) -&gt; array[] of int</text:p>
      <text:p text:style-name="P3">{pre 0&lt;n&lt;=80}</text:p>
      <text:p text:style-name="P3">{post true\/false}</text:p>
      <text:p text:style-name="P3"></text:p>
      <text:p text:style-name="P3">|[ var k:=0 : int;</text:p>
      <text:p text:style-name="P3"><text:s text:c="3"/>var num:= %[i:n: readInt("")]%: array[] of int;</text:p>
      <text:p text:style-name="P3"></text:p>
      <text:p text:style-name="P3"><text:s text:c="3"/>{inv (%forall i: 0&lt;=i&lt;k :(alf[i]=" " \/ alf[i]="A" \/ alf[i]="B" \/ alf[i]="C" \/ alf[i]="D" \/ alf[i]="E" \/ alf[i]="F" \/ alf[i]="G" \/ alf[i]="H" \/ alf[i]="I" \/ alf[i]="J" \/ alf[i]="K" \/ alf[i]="L" \/ alf[i]="M" \/ alf[i]="N" \/ alf[i]="Ñ" \/ alf[i]="O" \/ alf[i]="P" \/ alf[i]="Q" \/ alf[i]="R" \/ alf[i]="S" \/ alf[i]="T" \/ alf[i]="U" \/ alf[i]="V" \/ alf[i]="W" \/ alf[i]="X" \/ alf[i]="Y" \/ alf[i]="Z")) /\ 0&lt;=k&lt;=n}</text:p>
      <text:p text:style-name="P3"><text:s text:c="3"/>{bound n-k}</text:p>
      <text:p text:style-name="P3"><text:s text:c="3"/>do k!=n -&gt; if alf[k]=" " -&gt; num[k]:=0</text:p>
      <text:p text:style-name="P3"><text:s text:c="14"/>| <text:s/>alf[k]="A" -&gt; num[k]:=1 <text:s text:c="10"/></text:p>
      <text:p text:style-name="P3"><text:s text:c="14"/>| <text:s/>alf[k]="B" -&gt; num[k]:=2</text:p>
      <text:p text:style-name="P3"><text:s text:c="14"/>| <text:s/>alf[k]="C" -&gt; num[k]:=3</text:p>
      <text:p text:style-name="P3"><text:s text:c="14"/>| <text:s/>alf[k]="D" -&gt; num[k]:=4</text:p>
      <text:p text:style-name="P3"><text:s text:c="14"/>| <text:s/>alf[k]="E" -&gt; num[k]:=5</text:p>
      <text:p text:style-name="P3"><text:s text:c="14"/>| <text:s/>alf[k]="F" -&gt; num[k]:=6</text:p>
      <text:p text:style-name="P3"><text:s text:c="14"/>| <text:s/>alf[k]="G" -&gt; num[k]:=7</text:p>
      <text:p text:style-name="P3"><text:s text:c="14"/>| <text:s/>alf[k]="H" -&gt; num[k]:=8</text:p>
      <text:p text:style-name="P3"><text:s text:c="14"/>| <text:s/>alf[k]="I" -&gt; num[k]:=9</text:p>
      <text:p text:style-name="P3"><text:s text:c="14"/>| <text:s/>alf[k]="J" -&gt; num[k]:=10</text:p>
      <text:p text:style-name="P3"><text:s text:c="14"/>| <text:s/>alf[k]="K" -&gt; num[k]:=11</text:p>
      <text:p text:style-name="P3"><text:s text:c="14"/>| <text:s/>alf[k]="L" -&gt; num[k]:=12</text:p>
      <text:p text:style-name="P3"><text:s text:c="14"/>| <text:s/>alf[k]="M" -&gt; num[k]:=13</text:p>
      <text:p text:style-name="P3"><text:s text:c="14"/>| <text:s/>alf[k]="N" -&gt; num[k]:=14</text:p>
      <text:p text:style-name="P3"><text:s text:c="14"/>| <text:s/>alf[k]="Ñ" -&gt; num[k]:=15</text:p>
      <text:p text:style-name="P3"><text:s text:c="14"/>| <text:s/>alf[k]="O" -&gt; num[k]:=16</text:p>
      <text:p text:style-name="P3"><text:s text:c="14"/>| <text:s/>alf[k]="P" -&gt; num[k]:=17</text:p>
      <text:p text:style-name="P3"><text:s text:c="14"/>| <text:s/>alf[k]="Q" -&gt; num[k]:=18</text:p>
      <text:p text:style-name="P3"><text:s text:c="14"/>| <text:s/>alf[k]="R" -&gt; num[k]:=19</text:p>
      <text:p text:style-name="P3"><text:s text:c="14"/>| <text:s/>alf[k]="S" -&gt; num[k]:=20</text:p>
      <text:p text:style-name="P3"><text:s text:c="14"/>| <text:s/>alf[k]="T" -&gt; num[k]:=21</text:p>
      <text:p text:style-name="P3"><text:s text:c="14"/>| <text:s/>alf[k]="U" -&gt; num[k]:=22</text:p>
      <text:p text:style-name="P3"><text:s text:c="14"/>| <text:s/>alf[k]="V" -&gt; num[k]:=23</text:p>
      <text:p text:style-name="P3"><text:s text:c="14"/>| <text:s/>alf[k]="W" -&gt; num[k]:=24</text:p>
      <text:p text:style-name="P3"><text:s text:c="14"/>| <text:s/>alf[k]="X" -&gt; num[k]:=25</text:p>
      <text:p text:style-name="P3"><text:s text:c="14"/>| <text:s/>alf[k]="Y" -&gt; num[k]:=26</text:p>
      <text:p text:style-name="P3"><text:s text:c="14"/>| <text:s/>alf[k]="Z" -&gt; num[k]:=27</text:p>
      <text:p text:style-name="P3"><text:s text:c="14"/>fi;</text:p>
      <text:p text:style-name="P3"><text:s text:c="14"/>k:=k+1</text:p>
      <text:p text:style-name="P3"><text:s text:c="3"/>od</text:p>
      <text:p text:style-name="P3"></text:p>
      <text:p text:style-name="P3"><text:s text:c="3"/>&gt;&gt; num</text:p>
      <text:p text:style-name="P3">]|</text:p>
      <text:p text:style-name="P3"><text:soft-page-break/>/* Funcion para convertir numero a letras*/</text:p>
      <text:p text:style-name="P3"/>
      <text:p text:style-name="P3">fun convertirnumletra:(n: int, alf: array[] of int) -&gt; array[] of String</text:p>
      <text:p text:style-name="P3">{pre 0&lt;n&lt;=80}</text:p>
      <text:p text:style-name="P3">{post true\/false}</text:p>
      <text:p text:style-name="P3"></text:p>
      <text:p text:style-name="P3">|[ var k:=0 : int;</text:p>
      <text:p text:style-name="P3"><text:s text:c="3"/>var letra:= %[i:n: readString("")]%: array[] of String;</text:p>
      <text:p text:style-name="P3"></text:p>
      <text:p text:style-name="P3"><text:s text:c="3"/>{inv (%forall i: 0&lt;=i&lt;k :(num[i]=0 \/ num[i]=1 \/ num[i]=2 \/ num[i]=3 \/ num[i]=4 \/ num[i]=5 \/ num[i]=6 \/ num[i]=7 \/ num[i]=8 \/ num[i]=9 \/ num[i]=10 \/ num[i]=11 \/ num[i]=12 \/ num[i]=13 \/ num[i]=14 \/ num[i]=15 \/ num[i]=16 \/ num[i]=17 \/ num[i]=18 \/ num[i]=19 \/ num[i]=20 \/ num[i]=21 \/ num[i]=22 \/ num[i]=23 \/ num[i]=24 \/ num[i]=25 \/ num[i]=26 \/ num[i]=27)) /\ 0&lt;=k&lt;=n}</text:p>
      <text:p text:style-name="P3"><text:s text:c="3"/>{bound n-k}</text:p>
      <text:p text:style-name="P3"><text:s text:c="3"/>do k!=n -&gt; if num=0 <text:s/>-&gt; letra:=" "</text:p>
      <text:p text:style-name="P3"><text:s text:c="14"/>| <text:s/>num=1 <text:s/>-&gt; letra:="A"</text:p>
      <text:p text:style-name="P3"><text:s text:c="14"/>| <text:s/>num=2 <text:s/>-&gt; letra:="B"</text:p>
      <text:p text:style-name="P3"><text:s text:c="14"/>| <text:s/>num=3 <text:s/>-&gt; letra:="C"</text:p>
      <text:p text:style-name="P3"><text:s text:c="14"/>| <text:s/>num=4 <text:s/>-&gt; letra:="D"</text:p>
      <text:p text:style-name="P3"><text:s text:c="14"/>| <text:s/>num=5 <text:s/>-&gt; letra:="E"</text:p>
      <text:p text:style-name="P3"><text:s text:c="14"/>| <text:s/>num=6 <text:s/>-&gt; letra:="F"</text:p>
      <text:p text:style-name="P3"><text:s text:c="14"/>| <text:s/>num=7 <text:s/>-&gt; letra:="G" <text:s text:c="5"/></text:p>
      <text:p text:style-name="P3"><text:s text:c="14"/>| <text:s/>num=8 <text:s/>-&gt; letra:="H"</text:p>
      <text:p text:style-name="P3"><text:s text:c="14"/>| <text:s/>num=9 <text:s/>-&gt; letra:="I"</text:p>
      <text:p text:style-name="P3"><text:s text:c="14"/>| <text:s/>num=10 -&gt; letra:="J"</text:p>
      <text:p text:style-name="P3"><text:s text:c="14"/>| <text:s/>num=11 -&gt; letra:="K"</text:p>
      <text:p text:style-name="P3"><text:s text:c="14"/>| <text:s/>num=12 -&gt; letra:="L"</text:p>
      <text:p text:style-name="P3"><text:s text:c="14"/>| <text:s/>num=13 -&gt; letra:="M"</text:p>
      <text:p text:style-name="P3"><text:s text:c="14"/>| <text:s/>num=14 -&gt; letra:="N"</text:p>
      <text:p text:style-name="P3"><text:s text:c="14"/>| <text:s/>num=15 -&gt; letra:="Ñ"</text:p>
      <text:p text:style-name="P3"><text:s text:c="14"/>| <text:s/>num=16 -&gt; letra:="O"</text:p>
      <text:p text:style-name="P3"><text:s text:c="14"/>| <text:s/>num=17 -&gt; letra:="P" </text:p>
      <text:p text:style-name="P3"><text:s text:c="14"/>| <text:s/>num=18 -&gt; letra:="Q"</text:p>
      <text:p text:style-name="P3"><text:s text:c="14"/>| <text:s/>num=19 -&gt; letra:="R"</text:p>
      <text:p text:style-name="P3"><text:s text:c="14"/>| <text:s/>num=20 -&gt; letra:="S"</text:p>
      <text:p text:style-name="P3"><text:s text:c="14"/>| <text:s/>num=21 -&gt; letra:="T"</text:p>
      <text:p text:style-name="P3"><text:s text:c="14"/>| <text:s/>num=22 -&gt; letra:="U"</text:p>
      <text:p text:style-name="P3"><text:s text:c="14"/>| <text:s/>num=23 -&gt; letra:="V"</text:p>
      <text:p text:style-name="P3"><text:s text:c="14"/>| <text:s/>num=24 -&gt; letra:="W"</text:p>
      <text:p text:style-name="P3"><text:s text:c="14"/>| <text:s/>num=25 -&gt; letra:="X"</text:p>
      <text:p text:style-name="P3"><text:s text:c="14"/>| <text:s/>num=26 -&gt; letra:="Y"</text:p>
      <text:p text:style-name="P3"><text:s text:c="14"/>| <text:s/>num=27 -&gt; letra:="Z"</text:p>
      <text:p text:style-name="P3"><text:s text:c="14"/>fi;</text:p>
      <text:p text:style-name="P3"><text:s text:c="14"/>k:=k+1</text:p>
      <text:p text:style-name="P3"><text:s text:c="3"/>od</text:p>
      <text:p text:style-name="P3"></text:p>
      <text:p text:style-name="P3"><text:s text:c="3"/>&gt;&gt; letra</text:p>
      <text:p text:style-name="P3">]|</text:p>
      <text:p text:style-name="P8"><text:soft-page-break/>Proceso Jugada Valida:</text:p>
      <text:p text:style-name="P8"/>
      <text:p text:style-name="P3"><text:s text:c="2"/>proc reflejarMensaje:(in n:int, in out A: array[] of String, in alf: array[] of String, in jugada: array[] of int)</text:p>
      <text:p text:style-name="P3"><text:s text:c="2"/>{pre 0&lt;n&lt;=80}</text:p>
      <text:p text:style-name="P3"><text:s text:c="2"/>{post true \/ false}</text:p>
      <text:p text:style-name="P3"/>
      <text:p text:style-name="P3"><text:s text:c="2"/>|[ <text:s/>var k:=0 : int; <text:s/></text:p>
      <text:p text:style-name="P3"><text:s text:c="6"/>{inv (%forall i: 0&lt;=i&lt;=k :A[k]=alf[k]) /\ 0&lt;=k&lt;n}</text:p>
      <text:p text:style-name="P3"><text:s text:c="6"/>{bound n-k}</text:p>
      <text:p text:style-name="P3"><text:s text:c="7"/>do k!=n -&gt; <text:s/>A[k]:=alf[k]</text:p>
      <text:p text:style-name="P3"><text:s text:c="19"/>k:=k+1</text:p>
      <text:p text:style-name="P3"><text:s text:c="7"/>od;</text:p>
      <text:p text:style-name="P3"><text:s text:c="2"/>]|</text:p>
      <text:p text:style-name="P3"><text:s text:c="4"/>/*Las variables p y q son para llamar a las funciones obtener jugada y reflejarMensaje respectivamente*/</text:p>
      <text:p text:style-name="P3"><text:s text:c="4"/>const N= readInt("Tamano del arreglo") : int;</text:p>
      <text:p text:style-name="P3"><text:s text:c="4"/>const alfabeto= %[i:N: readString("Introduzca letra del mensaje")] array[] of String;</text:p>
      <text:p text:style-name="P3"><text:s text:c="4"/>var p:= %[i:n:]% : array of int;</text:p>
      <text:p text:style-name="P3"><text:s text:c="4"/>var q:= %[i:n:]% : array of String;</text:p>
      <text:p text:style-name="P3"><text:s text:c="4"/>{0&lt;N&lt;=80}</text:p>
      <text:p text:style-name="P3"/>
      <text:p text:style-name="P3"><text:s text:c="4"/>p:= obtenerJugada(N,alfabeto)</text:p>
      <text:p text:style-name="P3"><text:s text:c="4"/>q:= reflejarMensaje(N,alfabeto)</text:p>
      <text:p text:style-name="P3"><text:s text:c="4"/>p;</text:p>
      <text:p text:style-name="P3"><text:s text:c="4"/>q;</text:p>
      <text:p text:style-name="P3"><text:s text:c="4"/>write("" +p);</text:p>
      <text:p text:style-name="P3"><text:s text:c="4"/>write("" +q)</text:p>
      <text:p text:style-name="P3">]|</text:p>
      <text:p text:style-name="P6">Funcion juegoTerminado: Funcion opciones y terminado:</text:p>
      <text:p text:style-name="P6"/>
      <text:p text:style-name="P3">/* Programa juegoterminado contiene la dos funcion: terminado y opcion, que son las que evaluaran si el juego se da o no por terminado.*/</text:p>
      <text:p text:style-name="P3"/>
      <text:p text:style-name="P3">program juegoterminado </text:p>
      <text:p text:style-name="P3"/>
      <text:p text:style-name="P3">|[</text:p>
      <text:p text:style-name="P3"><text:s text:c="3"/>/*La funcion terminado evaluara si en el arreglo existen caracter por rellenar.*/</text:p>
      <text:p text:style-name="P3"><text:s text:c="3"/>fun terminado:(n:int, A: array[] of String) -&gt; boolean</text:p>
      <text:p text:style-name="P3"><text:s text:c="3"/>{pre 0&lt;n&lt;=80} </text:p>
      <text:p text:style-name="P3"><text:s text:c="3"/>{post true \/ false}</text:p>
      <text:p text:style-name="P3"><text:s text:c="3"/>|[ var k:=0: int;</text:p>
      <text:p text:style-name="P3"><text:s text:c="6"/>var b:=true: boolean;</text:p>
      <text:p text:style-name="P3"><text:s text:c="6"/></text:p>
      <text:p text:style-name="P3"><text:s text:c="6"/>{inv b==(%forall i: 0&lt;=i&lt;k : A[i]!="&amp;") /\ 0&lt;=k&lt;=n}</text:p>
      <text:p text:style-name="P3"><text:s text:c="6"/>{bound n-k}</text:p>
      <text:p text:style-name="P3"><text:s text:c="6"/>do k!=n /\ b==true -&gt; if A[k]!="&amp;" -&gt; skip</text:p>
      <text:p text:style-name="P3"><text:s text:c="28"/>| <text:s/>A[k] ="&amp;" -&gt; b:=false</text:p>
      <text:p text:style-name="P3"><text:s text:c="28"/>fi;</text:p>
      <text:p text:style-name="P3"><text:soft-page-break/><text:s text:c="28"/>k:=k+1</text:p>
      <text:p text:style-name="P3"><text:s text:c="6"/>od</text:p>
      <text:p text:style-name="P3"/>
      <text:p text:style-name="P3"><text:s text:c="4"/>&gt;&gt; b</text:p>
      <text:p text:style-name="P3"/>
      <text:p text:style-name="P3"><text:s text:c="3"/>]|</text:p>
      <text:p text:style-name="P3"><text:s text:c="3"/>/*La funcion opcion permitira al usuario elegir una de tres opciones referents a las acciones: Jugar Letra, Adivinar o Rendirse*/</text:p>
      <text:p text:style-name="P3"><text:s text:c="3"/>fun opcion:(op: int) -&gt; boolean</text:p>
      <text:p text:style-name="P3"><text:s text:c="3"/>{pre <text:s/>0&lt;=op&lt;=2}</text:p>
      <text:p text:style-name="P3"><text:s text:c="3"/>{post true \/ false}</text:p>
      <text:p text:style-name="P3"><text:s text:c="3"/>|[ var evaluar:=true: boolean;</text:p>
      <text:p text:style-name="P3"/>
      <text:p text:style-name="P3"><text:s text:c="6"/>if op=0 -&gt; evaluar:=false</text:p>
      <text:p text:style-name="P3"><text:s text:c="6"/>| <text:s/>op=1 -&gt; skip</text:p>
      <text:p text:style-name="P3"><text:s text:c="6"/>| <text:s/>op=2 -&gt; skip </text:p>
      <text:p text:style-name="P3"><text:s text:c="6"/>fi</text:p>
      <text:p text:style-name="P3"/>
      <text:p text:style-name="P3"><text:s text:c="6"/>&gt;&gt; evaluar</text:p>
      <text:p text:style-name="P3"/>
      <text:p text:style-name="P3"><text:s text:c="3"/>]|</text:p>
      <text:p text:style-name="P3"/>
      <text:p text:style-name="P3">const N = readInt("Introducir el tamano del arreglo"): int;</text:p>
      <text:p text:style-name="P3">const mensajeA = %[i:N: readString("Introducir letras del arreglo A")]% : array[] of String;</text:p>
      <text:p text:style-name="P3">var p:=true : boolean; </text:p>
      <text:p text:style-name="P3">var q:=true : boolean;</text:p>
      <text:p text:style-name="P3">{0&lt;N&lt;=80}</text:p>
      <text:p text:style-name="P3"/>
      <text:p text:style-name="P3">/* Las variables p y q se utilizan para asignar el valor resultante de la funcion llamada (terminado y opcion) */</text:p>
      <text:p text:style-name="P3">p:=terminado(N,mensajeA);</text:p>
      <text:p text:style-name="P3">q:=opcion(readInt("Introducir opcion: Opcion 0 :Jugar Letra Opcion 1 :Adivinar Opcion 2 :Rendirse") );</text:p>
      <text:p text:style-name="P3">if (p /\ q)==true <text:s/>-&gt; write("EL JUEGO HA TERMINADO")</text:p>
      <text:p text:style-name="P3">| <text:s/>(p /\ q)==false -&gt; write("EL JUEGO NO HA TERMINADO")</text:p>
      <text:p text:style-name="P3">fi</text:p>
      <text:p text:style-name="P3">]|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oft-page-break/><text:span text:style-name="T2">Conclusiones</text:span></text:p>
      <text:p text:style-name="P5"/>
      <text:p text:style-name="P1"><text:tab/>En el desarrollo del proyecto, fue necesario el desenvolvimiento de nuestro pensamiento logico y matematico, asi como la maduracion y nutricion de los conocimientos adquiridos en cuanto a elaboracion y estructuras de codigos de programacion, relacionados con instrucciones como skip, asignacion, secuenciacion, condicional, iteracion, funciones, procedimientos. Este proyecto constituye concretamente el programa mas extenso y complicado que hemos intentado resolver. </text:p>
      <text:p text:style-name="P1"/>
      <text:p text:style-name="P1"><text:tab/> De la misma manera, se no hizo dificultoso y arduo, el encontrar la resolucion apropiada a cada subproblema constituyente del problema general. Nuestros mayores tropiezos residieron en las llamadas de las funciones, ya que se presento fallas relacionadas con los argumentos de la misma.</text:p>
      <text:p text:style-name="P1"/>
      <text:p text:style-name="P1"><text:tab/></text:p>
      <text:p text:style-name="P1"><text:s/></text:p>
      <text:p text:style-name="P9"><text:span text:style-name="T9"><text:tab/> </text:span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Vicente Santacoloma</meta:initial-creator>
    <meta:creation-date>2009-12-01T13:41:51</meta:creation-date>
    <dc:creator>Vicente Santacoloma</dc:creator>
    <dc:date>2009-12-01T14:15:21</dc:date>
    <meta:editing-cycles>1</meta:editing-cycles>
    <meta:editing-duration>PT3M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0" meta:paragraph-count="264" meta:word-count="1709" meta:character-count="11331"/>
  </office:meta>
</office:document-meta>
</file>